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8.3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08.7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67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esult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5" table:default-cell-style-name="Default"/>
        <table:table-column table:style-name="co3" table:number-columns-repeated="100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1" office:value-type="string" calcext:value-type="string" table:number-columns-spanned="1" table:number-rows-spanned="2">
            <text:p>Reference</text:p>
          </table:table-cell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0" table:number-rows-spanned="1">
            <text:p>Deep Speech</text:p>
          </table:table-cell>
          <table:covered-table-cell table:number-columns-repeated="9"/>
          <table:table-cell table:style-name="ce1" office:value-type="string" calcext:value-type="string" table:number-columns-spanned="10" table:number-rows-spanned="1">
            <text:p>Sphinx</text:p>
          </table:table-cell>
          <table:covered-table-cell table:number-columns-repeated="9"/>
          <table:table-cell table:style-name="ce1" office:value-type="string" calcext:value-type="string" table:number-columns-spanned="10" table:number-rows-spanned="1">
            <text:p>Google</text:p>
          </table:table-cell>
          <table:covered-table-cell table:number-columns-repeated="9"/>
          <table:table-cell table:number-columns-repeated="991"/>
        </table:table-row>
        <table:table-row table:style-name="ro1">
          <table:covered-table-cell table:number-columns-repeated="3"/>
          <table:table-cell table:style-name="ce4" office:value-type="string" calcext:value-type="string">
            <text:p>rec</text:p>
          </table:table-cell>
          <table:table-cell table:style-name="ce5" office:value-type="string" calcext:value-type="string">
            <text:p>time (s)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WA</text:p>
          </table:table-cell>
          <table:table-cell table:style-name="ce4" office:value-type="string" calcext:value-type="string">
            <text:p>WER</text:p>
          </table:table-cell>
          <table:table-cell table:style-name="ce4" office:value-type="string" calcext:value-type="string">
            <text:p>rec</text:p>
          </table:table-cell>
          <table:table-cell table:style-name="ce5" office:value-type="string" calcext:value-type="string">
            <text:p>time (s)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WA</text:p>
          </table:table-cell>
          <table:table-cell table:style-name="ce4" office:value-type="string" calcext:value-type="string">
            <text:p>WER</text:p>
          </table:table-cell>
          <table:table-cell table:style-name="ce4" office:value-type="string" calcext:value-type="string">
            <text:p>rec</text:p>
          </table:table-cell>
          <table:table-cell table:style-name="ce5" office:value-type="string" calcext:value-type="string">
            <text:p>time (s)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WA</text:p>
          </table:table-cell>
          <table:table-cell table:style-name="ce4" office:value-type="string" calcext:value-type="string">
            <text:p>WER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5-23_129642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116666666666667" calcext:value-type="float">
            <text:p>0.1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3]-[.I3]-[.G3])/[.C3]" office:value-type="percentage" office:value="0.9" calcext:value-type="percentage">
            <text:p>90.00%</text:p>
          </table:table-cell>
          <table:table-cell table:style-name="ce7" table:formula="of:=([.G3]+[.H3]+[.I3])/[.C3]" office:value-type="percentage" office:value="0.1" calcext:value-type="percentage">
            <text:p>10.00%</text:p>
          </table:table-cell>
          <table:table-cell table:style-name="ce2" office:value-type="string" calcext:value-type="string">
            <text:p>yeah the cooler at twenty seven degrees in the bedroom</text:p>
          </table:table-cell>
          <table:table-cell table:style-name="ce6" office:value-type="float" office:value="0.279861111111111" calcext:value-type="float">
            <text:p>0.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3]-[.S3]-[.Q3])/[.C3]" office:value-type="percentage" office:value="0.9" calcext:value-type="percentage">
            <text:p>90.00%</text:p>
          </table:table-cell>
          <table:table-cell table:style-name="ce7" table:formula="of:=([.R3]+[.S3]+[.Q3])/[.C3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0680555555555555" calcext:value-type="float">
            <text:p>0.0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3]-[.AC3]-[.AA3])/[.C3]" office:value-type="percentage" office:value="0.9" calcext:value-type="percentage">
            <text:p>90.00%</text:p>
          </table:table-cell>
          <table:table-cell table:style-name="ce7" table:formula="of:=([.AA3]+[.AB3]+[.AC3])/[.C3]" office:value-type="percentage" office:value="0.1" calcext:value-type="percentage">
            <text:p>1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7-55_202338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117361111111111" calcext:value-type="float">
            <text:p>0.1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4]-[.I4]-[.G4])/[.C4]" office:value-type="percentage" office:value="0.9" calcext:value-type="percentage">
            <text:p>90.00%</text:p>
          </table:table-cell>
          <table:table-cell table:style-name="ce7" table:formula="of:=([.G4]+[.H4]+[.I4])/[.C4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at they can learn at twenty seven degrees in the bedroom</text:p>
          </table:table-cell>
          <table:table-cell table:style-name="ce6" office:value-type="float" office:value="0.268055555555556" calcext:value-type="float">
            <text:p>0.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4]-[.S4]-[.Q4])/[.C4]" office:value-type="percentage" office:value="0.7" calcext:value-type="percentage">
            <text:p>70.00%</text:p>
          </table:table-cell>
          <table:table-cell table:style-name="ce7" table:formula="of:=([.R4]+[.S4]+[.Q4])/[.C4]" office:value-type="percentage" office:value="0.4" calcext:value-type="percentage">
            <text:p>40.00%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6" office:value-type="float" office:value="0.0430555555555556" calcext:value-type="float">
            <text:p>0.0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4]-[.AC4]-[.AA4])/[.C4]" office:value-type="percentage" office:value="1" calcext:value-type="percentage">
            <text:p>100.00%</text:p>
          </table:table-cell>
          <table:table-cell table:style-name="ce7" table:formula="of:=([.AA4]+[.AB4]+[.AC4])/[.C4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8-10_853989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125694444444444" calcext:value-type="float">
            <text:p>0.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5]-[.I5]-[.G5])/[.C5]" office:value-type="percentage" office:value="0.9" calcext:value-type="percentage">
            <text:p>90.00%</text:p>
          </table:table-cell>
          <table:table-cell table:style-name="ce7" table:formula="of:=([.G5]+[.H5]+[.I5])/[.C5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at they can learn at twenty seven degrees in the bedroom</text:p>
          </table:table-cell>
          <table:table-cell table:style-name="ce6" office:value-type="float" office:value="0.250694444444444" calcext:value-type="float">
            <text:p>0.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5]-[.S5]-[.Q5])/[.C5]" office:value-type="percentage" office:value="0.7" calcext:value-type="percentage">
            <text:p>70.00%</text:p>
          </table:table-cell>
          <table:table-cell table:style-name="ce7" table:formula="of:=([.R5]+[.S5]+[.Q5])/[.C5]" office:value-type="percentage" office:value="0.4" calcext:value-type="percentage">
            <text:p>40.00%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6" office:value-type="float" office:value="0.0618055555555556" calcext:value-type="float">
            <text:p>0.0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5]-[.AC5]-[.AA5])/[.C5]" office:value-type="percentage" office:value="1" calcext:value-type="percentage">
            <text:p>100.00%</text:p>
          </table:table-cell>
          <table:table-cell table:style-name="ce7" table:formula="of:=([.AA5]+[.AB5]+[.AC5])/[.C5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8-26_521847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2.6" calcext:value-type="float">
            <text:p>2.6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6]-[.I6]-[.G6])/[.C6]" office:value-type="percentage" office:value="0.9" calcext:value-type="percentage">
            <text:p>90.00%</text:p>
          </table:table-cell>
          <table:table-cell table:style-name="ce7" table:formula="of:=([.G6]+[.H6]+[.I6])/[.C6]" office:value-type="percentage" office:value="0.1" calcext:value-type="percentage">
            <text:p>10.00%</text:p>
          </table:table-cell>
          <table:table-cell table:style-name="ce2" office:value-type="string" calcext:value-type="string">
            <text:p>savage who learned twenty seven degrees in the bedroom</text:p>
          </table:table-cell>
          <table:table-cell table:style-name="ce6" office:value-type="float" office:value="0.254166666666667" calcext:value-type="float">
            <text:p>0.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C6]-[.S6]-[.Q6])/[.C6]" office:value-type="percentage" office:value="0.7" calcext:value-type="percentage">
            <text:p>70.00%</text:p>
          </table:table-cell>
          <table:table-cell table:style-name="ce7" table:formula="of:=([.R6]+[.S6]+[.Q6])/[.C6]" office:value-type="percentage" office:value="0.3" calcext:value-type="percentage">
            <text:p>30.00%</text:p>
          </table:table-cell>
          <table:table-cell table:style-name="ce2" office:value-type="string" calcext:value-type="string">
            <text:p>set a Cooler at twenty seven degrees in the bedroom</text:p>
          </table:table-cell>
          <table:table-cell table:style-name="ce6" office:value-type="float" office:value="0.0534722222222222" calcext:value-type="float">
            <text:p>0.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6]-[.AC6]-[.AA6])/[.C6]" office:value-type="percentage" office:value="0.9" calcext:value-type="percentage">
            <text:p>90.00%</text:p>
          </table:table-cell>
          <table:table-cell table:style-name="ce7" table:formula="of:=([.AA6]+[.AB6]+[.AC6])/[.C6]" office:value-type="percentage" office:value="0.1" calcext:value-type="percentage">
            <text:p>1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8-42_576928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 twenty seven degrees in the bedroom</text:p>
          </table:table-cell>
          <table:table-cell table:style-name="ce6" office:value-type="float" office:value="0.129861111111111" calcext:value-type="float">
            <text:p>0.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7]-[.I7]-[.G7])/[.C7]" office:value-type="percentage" office:value="0.8" calcext:value-type="percentage">
            <text:p>80.00%</text:p>
          </table:table-cell>
          <table:table-cell table:style-name="ce7" table:formula="of:=([.G7]+[.H7]+[.I7])/[.C7]" office:value-type="percentage" office:value="0.2" calcext:value-type="percentage">
            <text:p>20.00%</text:p>
          </table:table-cell>
          <table:table-cell table:style-name="ce2" office:value-type="string" calcext:value-type="string">
            <text:p>yeah they can learn at twenty seven degrees in the bedroom</text:p>
          </table:table-cell>
          <table:table-cell table:style-name="ce6" office:value-type="float" office:value="0.264583333333333" calcext:value-type="float">
            <text:p>0.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7]-[.S7]-[.Q7])/[.C7]" office:value-type="percentage" office:value="0.7" calcext:value-type="percentage">
            <text:p>70.00%</text:p>
          </table:table-cell>
          <table:table-cell table:style-name="ce7" table:formula="of:=([.R7]+[.S7]+[.Q7])/[.C7]" office:value-type="percentage" office:value="0.4" calcext:value-type="percentage">
            <text:p>4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0645833333333333" calcext:value-type="float">
            <text:p>0.0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7]-[.AC7]-[.AA7])/[.C7]" office:value-type="percentage" office:value="0.9" calcext:value-type="percentage">
            <text:p>90.00%</text:p>
          </table:table-cell>
          <table:table-cell table:style-name="ce7" table:formula="of:=([.AA7]+[.AB7]+[.AC7])/[.C7]" office:value-type="percentage" office:value="0.1" calcext:value-type="percentage">
            <text:p>1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9-01_890705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 twenty seven degrees in the bedroom</text:p>
          </table:table-cell>
          <table:table-cell table:style-name="ce6" office:value-type="float" office:value="0.125694444444444" calcext:value-type="float">
            <text:p>0.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8]-[.I8]-[.G8])/[.C8]" office:value-type="percentage" office:value="0.8" calcext:value-type="percentage">
            <text:p>80.00%</text:p>
          </table:table-cell>
          <table:table-cell table:style-name="ce7" table:formula="of:=([.G8]+[.H8]+[.I8])/[.C8]" office:value-type="percentage" office:value="0.2" calcext:value-type="percentage">
            <text:p>20.00%</text:p>
          </table:table-cell>
          <table:table-cell table:style-name="ce2" office:value-type="string" calcext:value-type="string">
            <text:p>yeah they can learn at twenty seven degrees in the bedroom</text:p>
          </table:table-cell>
          <table:table-cell table:style-name="ce6" office:value-type="float" office:value="0.253472222222222" calcext:value-type="float">
            <text:p>0.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8]-[.S8]-[.Q8])/[.C8]" office:value-type="percentage" office:value="0.7" calcext:value-type="percentage">
            <text:p>70.00%</text:p>
          </table:table-cell>
          <table:table-cell table:style-name="ce7" table:formula="of:=([.R8]+[.S8]+[.Q8])/[.C8]" office:value-type="percentage" office:value="0.4" calcext:value-type="percentage">
            <text:p>4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0548611111111111" calcext:value-type="float">
            <text:p>0.0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8]-[.AC8]-[.AA8])/[.C8]" office:value-type="percentage" office:value="0.9" calcext:value-type="percentage">
            <text:p>90.00%</text:p>
          </table:table-cell>
          <table:table-cell table:style-name="ce7" table:formula="of:=([.AA8]+[.AB8]+[.AC8])/[.C8]" office:value-type="percentage" office:value="0.1" calcext:value-type="percentage">
            <text:p>1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 table:formula="of:=AVERAGE([.E3:.E8])" office:value-type="float" office:value="0.5358796296" calcext:value-type="float">
            <text:p>0.54</text:p>
          </table:table-cell>
          <table:table-cell table:style-name="ce3" table:number-columns-repeated="6"/>
          <table:table-cell table:style-name="ce7" table:formula="of:=AVERAGE([.L3:.L8])" office:value-type="percentage" office:value="0.866666666666667" calcext:value-type="percentage">
            <text:p>86.67%</text:p>
          </table:table-cell>
          <table:table-cell table:style-name="ce7" table:formula="of:=AVERAGE([.M3:.M8])" office:value-type="percentage" office:value="0.133333333333333" calcext:value-type="percentage">
            <text:p>13.33%</text:p>
          </table:table-cell>
          <table:table-cell table:style-name="ce2"/>
          <table:table-cell table:style-name="ce6" table:formula="of:=AVERAGE([.O3:.O8])" office:value-type="float" office:value="0.2618055556" calcext:value-type="float">
            <text:p>0.26</text:p>
          </table:table-cell>
          <table:table-cell table:style-name="ce3" table:number-columns-repeated="6"/>
          <table:table-cell table:style-name="ce7" table:formula="of:=AVERAGE([.V3:.V8])" office:value-type="percentage" office:value="0.733333333333333" calcext:value-type="percentage">
            <text:p>73.33%</text:p>
          </table:table-cell>
          <table:table-cell table:style-name="ce7" table:formula="of:=AVERAGE([.W3:.W8])" office:value-type="percentage" office:value="0.333333333333333" calcext:value-type="percentage">
            <text:p>33.33%</text:p>
          </table:table-cell>
          <table:table-cell table:style-name="ce2"/>
          <table:table-cell table:style-name="ce6" table:formula="of:=AVERAGE([.Y3:.Y8])" office:value-type="float" office:value="0.05763888889" calcext:value-type="float">
            <text:p>0.06</text:p>
          </table:table-cell>
          <table:table-cell table:style-name="ce3" table:number-columns-repeated="6"/>
          <table:table-cell table:style-name="ce7" table:formula="of:=AVERAGE([.AF3:.AF8])" office:value-type="percentage" office:value="0.933333333333333" calcext:value-type="percentage">
            <text:p>93.33%</text:p>
          </table:table-cell>
          <table:table-cell table:style-name="ce7" table:formula="of:=AVERAGE([.AG3:.AG8])" office:value-type="percentage" office:value="0.0666666666666667" calcext:value-type="percentage">
            <text:p>6.67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3-17_797217.wav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6" office:value-type="float" office:value="0.0909722222222222" calcext:value-type="float">
            <text:p>0.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10]-[.I10]-[.G10])/[.C10]" office:value-type="float" office:value="1" calcext:value-type="float">
            <text:p>1</text:p>
          </table:table-cell>
          <table:table-cell table:style-name="ce3" table:formula="of:=([.G10]+[.H10]+[.I10])/[.C10]" office:value-type="float" office:value="0" calcext:value-type="float">
            <text:p>0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6" office:value-type="float" office:value="0.220138888888889" calcext:value-type="float">
            <text:p>0.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6" office:value-type="float" office:value="0.0395833333333333" calcext:value-type="float">
            <text:p>0.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3-43_142875.wav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6" office:value-type="float" office:value="1.7" calcext:value-type="float">
            <text:p>1.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11]-[.I11]-[.G11])/[.C11]" office:value-type="float" office:value="1" calcext:value-type="float">
            <text:p>1</text:p>
          </table:table-cell>
          <table:table-cell table:style-name="ce3" table:formula="of:=([.G11]+[.H11]+[.I11])/[.C11]" office:value-type="float" office:value="0" calcext:value-type="float">
            <text:p>0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6" office:value-type="float" office:value="0.2125" calcext:value-type="float">
            <text:p>0.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6" office:value-type="float" office:value="0.0430555555555556" calcext:value-type="float">
            <text:p>0.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3-59_572986.wav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6" office:value-type="float" office:value="0.0923611111111111" calcext:value-type="float">
            <text:p>0.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12]-[.I12]-[.G12])/[.C12]" office:value-type="float" office:value="1" calcext:value-type="float">
            <text:p>1</text:p>
          </table:table-cell>
          <table:table-cell table:style-name="ce3" table:formula="of:=([.G12]+[.H12]+[.I12])/[.C12]" office:value-type="float" office:value="0" calcext:value-type="float">
            <text:p>0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6" office:value-type="float" office:value="0.215972222222222" calcext:value-type="float">
            <text:p>0.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6" office:value-type="float" office:value="0.0506944444444444" calcext:value-type="float">
            <text:p>0.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4-17_571415.wav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6" office:value-type="float" office:value="1.7" calcext:value-type="float">
            <text:p>1.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13]-[.I13]-[.G13])/[.C13]" office:value-type="float" office:value="1" calcext:value-type="float">
            <text:p>1</text:p>
          </table:table-cell>
          <table:table-cell table:style-name="ce3" table:formula="of:=([.G13]+[.H13]+[.I13])/[.C13]" office:value-type="float" office:value="0" calcext:value-type="float">
            <text:p>0</text:p>
          </table:table-cell>
          <table:table-cell table:style-name="ce2" office:value-type="string" calcext:value-type="string">
            <text:p>you're not the alarm in the crimes</text:p>
          </table:table-cell>
          <table:table-cell table:style-name="ce6" office:value-type="float" office:value="4.9" calcext:value-type="float">
            <text:p>4.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6" office:value-type="float" office:value="0.0583333333333333" calcext:value-type="float">
            <text:p>0.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4-28_261204.wav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6" office:value-type="float" office:value="0.0881944444444444" calcext:value-type="float">
            <text:p>0.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14]-[.I14]-[.G14])/[.C14]" office:value-type="float" office:value="1" calcext:value-type="float">
            <text:p>1</text:p>
          </table:table-cell>
          <table:table-cell table:style-name="ce3" table:formula="of:=([.G14]+[.H14]+[.I14])/[.C14]" office:value-type="float" office:value="0" calcext:value-type="float">
            <text:p>0</text:p>
          </table:table-cell>
          <table:table-cell table:style-name="ce2" office:value-type="string" calcext:value-type="string">
            <text:p>turn off the alarm in the crimes</text:p>
          </table:table-cell>
          <table:table-cell table:style-name="ce6" office:value-type="float" office:value="0.223611111111111" calcext:value-type="float">
            <text:p>0.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6" office:value-type="float" office:value="0.0402777777777778" calcext:value-type="float">
            <text:p>0.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5-51_611907.wav</text:p>
          </table:table-cell>
          <table:table-cell table:style-name="ce2" office:value-type="string" calcext:value-type="string">
            <text:p>turn off the lights in the living room, when the temperature is 25 and the time is 12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is in the living room with temperature is twenty five in the time is twelve</text:p>
          </table:table-cell>
          <table:table-cell table:style-name="ce6" office:value-type="float" office:value="0.24375" calcext:value-type="float">
            <text:p>0.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15]-[.I15]-[.G15])/[.C15]" office:value-type="float" office:value="1" calcext:value-type="float">
            <text:p>1</text:p>
          </table:table-cell>
          <table:table-cell table:style-name="ce3" table:formula="of:=([.G15]+[.H15]+[.I15])/[.C15]" office:value-type="float" office:value="0" calcext:value-type="float">
            <text:p>0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6" office:value-type="float" office:value="0.324305555555556" calcext:value-type="float">
            <text:p>0.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lights in the living room when the temperature is 25 and the time is 12</text:p>
          </table:table-cell>
          <table:table-cell table:style-name="ce6" office:value-type="float" office:value="0.0493055555555556" calcext:value-type="float">
            <text:p>0.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6-16_083123.wav</text:p>
          </table:table-cell>
          <table:table-cell table:style-name="ce2" office:value-type="string" calcext:value-type="string">
            <text:p>turn off the lights in the living room, when the temperature is 25 and the time is 12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its in the living room when the temperature is twenty five in the time is twelve</text:p>
          </table:table-cell>
          <table:table-cell table:style-name="ce6" office:value-type="float" office:value="0.193055555555556" calcext:value-type="float">
            <text:p>0.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16]-[.I16]-[.G16])/[.C16]" office:value-type="float" office:value="1" calcext:value-type="float">
            <text:p>1</text:p>
          </table:table-cell>
          <table:table-cell table:style-name="ce3" table:formula="of:=([.G16]+[.H16]+[.I16])/[.C16]" office:value-type="float" office:value="0" calcext:value-type="float">
            <text:p>0</text:p>
          </table:table-cell>
          <table:table-cell table:style-name="ce2" office:value-type="string" calcext:value-type="string">
            <text:p>you're not delights in the living room when the temperature is twenty five minutes' time is twelve</text:p>
          </table:table-cell>
          <table:table-cell table:style-name="ce6" office:value-type="float" office:value="0.314583333333333" calcext:value-type="float">
            <text:p>0.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turn off the lights in the living room when the temperature is 25 and the time is 12</text:p>
          </table:table-cell>
          <table:table-cell table:style-name="ce6" office:value-type="float" office:value="0.0458333333333333" calcext:value-type="float">
            <text:p>0.0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6-40_519515.wav</text:p>
          </table:table-cell>
          <table:table-cell table:style-name="ce2" office:value-type="string" calcext:value-type="string">
            <text:p>turn off the lights in the living room, when the temperature is 25 and the time is 12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yes in the living room when the temperature is twenty five in the time is twelve</text:p>
          </table:table-cell>
          <table:table-cell table:style-name="ce6" office:value-type="float" office:value="4.4" calcext:value-type="float">
            <text:p>4.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17]-[.I17]-[.G17])/[.C17]" office:value-type="float" office:value="1" calcext:value-type="float">
            <text:p>1</text:p>
          </table:table-cell>
          <table:table-cell table:style-name="ce3" table:formula="of:=([.G17]+[.H17]+[.I17])/[.C17]" office:value-type="float" office:value="0" calcext:value-type="float">
            <text:p>0</text:p>
          </table:table-cell>
          <table:table-cell table:style-name="ce2" office:value-type="string" calcext:value-type="string">
            <text:p>you're not delights in the living room when the temperature is twenty five minutes' time is twelve</text:p>
          </table:table-cell>
          <table:table-cell table:style-name="ce6" office:value-type="float" office:value="0.331944444444444" calcext:value-type="float">
            <text:p>0.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in the living room when the temperature is 25 and the time is 12</text:p>
          </table:table-cell>
          <table:table-cell table:style-name="ce6" office:value-type="float" office:value="0.0659722222222222" calcext:value-type="float">
            <text:p>0.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7-11_859772.wav</text:p>
          </table:table-cell>
          <table:table-cell table:style-name="ce2" office:value-type="string" calcext:value-type="string">
            <text:p>turn off the lights in the living room, when the temperature is 25 and the time is 12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i in the living room when the temperature is twenty five in the time is twelve</text:p>
          </table:table-cell>
          <table:table-cell table:style-name="ce6" office:value-type="float" office:value="0.202083333333333" calcext:value-type="float">
            <text:p>0.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18]-[.I18]-[.G18])/[.C18]" office:value-type="float" office:value="1" calcext:value-type="float">
            <text:p>1</text:p>
          </table:table-cell>
          <table:table-cell table:style-name="ce3" table:formula="of:=([.G18]+[.H18]+[.I18])/[.C18]" office:value-type="float" office:value="0" calcext:value-type="float">
            <text:p>0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6" office:value-type="float" office:value="0.324305555555556" calcext:value-type="float">
            <text:p>0.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turn off the lights in the living room when the temperature is 25 and the time is 12</text:p>
          </table:table-cell>
          <table:table-cell table:style-name="ce6" office:value-type="float" office:value="1" calcext:value-type="float">
            <text:p>1.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8-30_021091.wav</text:p>
          </table:table-cell>
          <table:table-cell table:style-name="ce2" office:value-type="string" calcext:value-type="string">
            <text:p>set the cooler in the bedroom to 25 degrees and cut the grass in the garden, when the time is 12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aid the cooler in the bedroom to twenty five degrees and cut the grass in the garden i met is </text:p>
          </table:table-cell>
          <table:table-cell table:style-name="ce6" office:value-type="float" office:value="5.8" calcext:value-type="float">
            <text:p>5.8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19]-[.I19]-[.G19])/[.C19]" office:value-type="float" office:value="1" calcext:value-type="float">
            <text:p>1</text:p>
          </table:table-cell>
          <table:table-cell table:style-name="ce3" table:formula="of:=([.G19]+[.H19]+[.I19])/[.C19]" office:value-type="float" office:value="0" calcext:value-type="float">
            <text:p>0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6" office:value-type="float" office:value="0.396527777777778" calcext:value-type="float">
            <text:p>0.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6" office:value-type="float" office:value="0.0451388888888889" calcext:value-type="float">
            <text:p>0.0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8-55_483691.wav</text:p>
          </table:table-cell>
          <table:table-cell table:style-name="ce2" office:value-type="string" calcext:value-type="string">
            <text:p>set the cooler in the bedroom to 25 degrees and cut the grass in the garden, when the time is 12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aid the cooler in the bedroom to twenty five degrees and cut the grass in the garden onetime is </text:p>
          </table:table-cell>
          <table:table-cell table:style-name="ce6" office:value-type="float" office:value="0.210416666666667" calcext:value-type="float">
            <text:p>0.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20]-[.I20]-[.G20])/[.C20]" office:value-type="float" office:value="1" calcext:value-type="float">
            <text:p>1</text:p>
          </table:table-cell>
          <table:table-cell table:style-name="ce3" table:formula="of:=([.G20]+[.H20]+[.I20])/[.C20]" office:value-type="float" office:value="0" calcext:value-type="float">
            <text:p>0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6" office:value-type="float" office:value="0.401388888888889" calcext:value-type="float">
            <text:p>0.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6" office:value-type="float" office:value="0.0666666666666667" calcext:value-type="float">
            <text:p>0.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9-20_291556.wav</text:p>
          </table:table-cell>
          <table:table-cell table:style-name="ce2" office:value-type="string" calcext:value-type="string">
            <text:p>set the cooler in the bedroom to 25 degrees and cut the grass in the garden, when the time is 12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aid the cooler in the bedroom to twenty five degrees and cut the grass in the garden when the time is </text:p>
          </table:table-cell>
          <table:table-cell table:style-name="ce6" office:value-type="float" office:value="0.220138888888889" calcext:value-type="float">
            <text:p>0.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21]-[.I21]-[.G21])/[.C21]" office:value-type="float" office:value="1" calcext:value-type="float">
            <text:p>1</text:p>
          </table:table-cell>
          <table:table-cell table:style-name="ce3" table:formula="of:=([.G21]+[.H21]+[.I21])/[.C21]" office:value-type="float" office:value="0" calcext:value-type="float">
            <text:p>0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6" office:value-type="float" office:value="0.399305555555556" calcext:value-type="float">
            <text:p>0.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6" office:value-type="float" office:value="1.3" calcext:value-type="float">
            <text:p>1.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9-47_215639.wav</text:p>
          </table:table-cell>
          <table:table-cell table:style-name="ce2" office:value-type="string" calcext:value-type="string">
            <text:p>set the cooler in the bedroom to 25 degrees and cut the grass in the garden, when the time is 12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i in the living room when the temperature is twenty five in the time is twelve</text:p>
          </table:table-cell>
          <table:table-cell table:style-name="ce6" office:value-type="float" office:value="0.184027777777778" calcext:value-type="float">
            <text:p>0.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22]-[.I22]-[.G22])/[.C22]" office:value-type="float" office:value="1" calcext:value-type="float">
            <text:p>1</text:p>
          </table:table-cell>
          <table:table-cell table:style-name="ce3" table:formula="of:=([.G22]+[.H22]+[.I22])/[.C22]" office:value-type="float" office:value="0" calcext:value-type="float">
            <text:p>0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6" office:value-type="float" office:value="0.345833333333333" calcext:value-type="float">
            <text:p>0.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turn off the living room when the temperature is 25 and the time is 12</text:p>
          </table:table-cell>
          <table:table-cell table:style-name="ce6" office:value-type="float" office:value="0.0548611111111111" calcext:value-type="float">
            <text:p>0.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9-59_856974.wav</text:p>
          </table:table-cell>
          <table:table-cell table:style-name="ce2" office:value-type="string" calcext:value-type="string">
            <text:p>set the cooler in the bedroom to 25 degrees and cut the grass in the garden, when the time is 12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when the time is </text:p>
          </table:table-cell>
          <table:table-cell table:style-name="ce6" office:value-type="float" office:value="0.08125" calcext:value-type="float">
            <text:p>0.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23]-[.I23]-[.G23])/[.C23]" office:value-type="float" office:value="1" calcext:value-type="float">
            <text:p>1</text:p>
          </table:table-cell>
          <table:table-cell table:style-name="ce3" table:formula="of:=([.G23]+[.H23]+[.I23])/[.C23]" office:value-type="float" office:value="0" calcext:value-type="float">
            <text:p>0</text:p>
          </table:table-cell>
          <table:table-cell table:style-name="ce2" office:value-type="string" calcext:value-type="string">
            <text:p>when the time is twelve</text:p>
          </table:table-cell>
          <table:table-cell table:style-name="ce6" office:value-type="float" office:value="2.8" calcext:value-type="float">
            <text:p>2.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when the time is 12</text:p>
          </table:table-cell>
          <table:table-cell table:style-name="ce6" office:value-type="float" office:value="0.0381944444444445" calcext:value-type="float">
            <text:p>0.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0-19_215770.wav</text:p>
          </table:table-cell>
          <table:table-cell table:style-name="ce2" office:value-type="string" calcext:value-type="string">
            <text:p>set the cooler in the bedroom to 25 degrees and cut the grass in the garden, when the time is 12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aid the cooler in the bedroom to twenty five degrees and cut the grass in the garden in the time as well</text:p>
          </table:table-cell>
          <table:table-cell table:style-name="ce6" office:value-type="float" office:value="0.209027777777778" calcext:value-type="float">
            <text:p>0.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24]-[.I24]-[.G24])/[.C24]" office:value-type="float" office:value="1" calcext:value-type="float">
            <text:p>1</text:p>
          </table:table-cell>
          <table:table-cell table:style-name="ce3" table:formula="of:=([.G24]+[.H24]+[.I24])/[.C24]" office:value-type="float" office:value="0" calcext:value-type="float">
            <text:p>0</text:p>
          </table:table-cell>
          <table:table-cell table:style-name="ce2" office:value-type="string" calcext:value-type="string">
            <text:p>that the cooler in the bedroom to twenty five degrees in cut the grass and i mean when it's time is twelve</text:p>
          </table:table-cell>
          <table:table-cell table:style-name="ce6" office:value-type="float" office:value="0.404861111111111" calcext:value-type="float">
            <text:p>0.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6" office:value-type="float" office:value="0.0680555555555555" calcext:value-type="float">
            <text:p>0.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0-45_079657.wav</text:p>
          </table:table-cell>
          <table:table-cell table:style-name="ce2" office:value-type="string" calcext:value-type="string">
            <text:p>set the cooler in the bedroom to 25 degrees and cut the grass in the garden, when the time is 12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aid the cooler in the bedroom to twenty five degrees and cut the grass in the garden when maties</text:p>
          </table:table-cell>
          <table:table-cell table:style-name="ce6" office:value-type="float" office:value="5.1" calcext:value-type="float">
            <text:p>5.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25]-[.I25]-[.G25])/[.C25]" office:value-type="float" office:value="1" calcext:value-type="float">
            <text:p>1</text:p>
          </table:table-cell>
          <table:table-cell table:style-name="ce3" table:formula="of:=([.G25]+[.H25]+[.I25])/[.C25]" office:value-type="float" office:value="0" calcext:value-type="float">
            <text:p>0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6" office:value-type="float" office:value="9.6" calcext:value-type="float">
            <text:p>9.6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6" office:value-type="float" office:value="0.0895833333333333" calcext:value-type="float">
            <text:p>0.0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1-56_081194.wav</text:p>
          </table:table-cell>
          <table:table-cell table:style-name="ce2" office:value-type="string" calcext:value-type="string">
            <text:p>Cuba is a hostile nation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the hostile nation</text:p>
          </table:table-cell>
          <table:table-cell table:style-name="ce6" office:value-type="float" office:value="0.100694444444444" calcext:value-type="float">
            <text:p>0.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26]-[.I26]-[.G26])/[.C26]" office:value-type="float" office:value="1" calcext:value-type="float">
            <text:p>1</text:p>
          </table:table-cell>
          <table:table-cell table:style-name="ce3" table:formula="of:=([.G26]+[.H26]+[.I26])/[.C26]" office:value-type="float" office:value="0" calcext:value-type="float">
            <text:p>0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6" office:value-type="float" office:value="0.172916666666667" calcext:value-type="float">
            <text:p>0.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uba's a hostile nation</text:p>
          </table:table-cell>
          <table:table-cell table:style-name="ce6" office:value-type="float" office:value="0.05625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2-19_101244.wav</text:p>
          </table:table-cell>
          <table:table-cell table:style-name="ce2" office:value-type="string" calcext:value-type="string">
            <text:p>Cuba is a hostile nation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to a hostile nation</text:p>
          </table:table-cell>
          <table:table-cell table:style-name="ce6" office:value-type="float" office:value="0.0868055555555556" calcext:value-type="float">
            <text:p>0.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27]-[.I27]-[.G27])/[.C27]" office:value-type="float" office:value="1" calcext:value-type="float">
            <text:p>1</text:p>
          </table:table-cell>
          <table:table-cell table:style-name="ce3" table:formula="of:=([.G27]+[.H27]+[.I27])/[.C27]" office:value-type="float" office:value="0" calcext:value-type="float">
            <text:p>0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6" office:value-type="float" office:value="0.157638888888889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uba's a hostile nation</text:p>
          </table:table-cell>
          <table:table-cell table:style-name="ce6" office:value-type="float" office:value="0.0652777777777778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2-30_398292.wav</text:p>
          </table:table-cell>
          <table:table-cell table:style-name="ce2" office:value-type="string" calcext:value-type="string">
            <text:p>Cuba is a hostile nation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a hostile nation</text:p>
          </table:table-cell>
          <table:table-cell table:style-name="ce6" office:value-type="float" office:value="0.0868055555555556" calcext:value-type="float">
            <text:p>0.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28]-[.I28]-[.G28])/[.C28]" office:value-type="float" office:value="1" calcext:value-type="float">
            <text:p>1</text:p>
          </table:table-cell>
          <table:table-cell table:style-name="ce3" table:formula="of:=([.G28]+[.H28]+[.I28])/[.C28]" office:value-type="float" office:value="0" calcext:value-type="float">
            <text:p>0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6" office:value-type="float" office:value="0.15625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tubers a hostile nation</text:p>
          </table:table-cell>
          <table:table-cell table:style-name="ce6" office:value-type="float" office:value="0.0576388888888889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2-41_325213.wav</text:p>
          </table:table-cell>
          <table:table-cell table:style-name="ce2" office:value-type="string" calcext:value-type="string">
            <text:p>Cuba is a hostile nation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to a hostile nation</text:p>
          </table:table-cell>
          <table:table-cell table:style-name="ce6" office:value-type="float" office:value="0.0881944444444444" calcext:value-type="float">
            <text:p>0.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29]-[.I29]-[.G29])/[.C29]" office:value-type="float" office:value="1" calcext:value-type="float">
            <text:p>1</text:p>
          </table:table-cell>
          <table:table-cell table:style-name="ce3" table:formula="of:=([.G29]+[.H29]+[.I29])/[.C29]" office:value-type="float" office:value="0" calcext:value-type="float">
            <text:p>0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6" office:value-type="float" office:value="0.15" calcext:value-type="float">
            <text:p>0.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tubers a hostile nation</text:p>
          </table:table-cell>
          <table:table-cell table:style-name="ce6" office:value-type="float" office:value="0.0659722222222222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2-53_471123.wav</text:p>
          </table:table-cell>
          <table:table-cell table:style-name="ce2" office:value-type="string" calcext:value-type="string">
            <text:p>Cuba is a hostile nation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a hostile nation</text:p>
          </table:table-cell>
          <table:table-cell table:style-name="ce6" office:value-type="float" office:value="0.0888888888888889" calcext:value-type="float">
            <text:p>0.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30]-[.I30]-[.G30])/[.C30]" office:value-type="float" office:value="1" calcext:value-type="float">
            <text:p>1</text:p>
          </table:table-cell>
          <table:table-cell table:style-name="ce3" table:formula="of:=([.G30]+[.H30]+[.I30])/[.C30]" office:value-type="float" office:value="0" calcext:value-type="float">
            <text:p>0</text:p>
          </table:table-cell>
          <table:table-cell table:style-name="ce2" office:value-type="string" calcext:value-type="string">
            <text:p>cuba as a hostile nation</text:p>
          </table:table-cell>
          <table:table-cell table:style-name="ce6" office:value-type="float" office:value="0.145138888888889" calcext:value-type="float">
            <text:p>0.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uban a hostile nation</text:p>
          </table:table-cell>
          <table:table-cell table:style-name="ce6" office:value-type="float" office:value="0.0618055555555556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4-50_117356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6" office:value-type="float" office:value="0.0847222222222222" calcext:value-type="float">
            <text:p>0.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31]-[.I31]-[.G31])/[.C31]" office:value-type="float" office:value="1" calcext:value-type="float">
            <text:p>1</text:p>
          </table:table-cell>
          <table:table-cell table:style-name="ce3" table:formula="of:=([.G31]+[.H31]+[.I31])/[.C31]" office:value-type="float" office:value="0" calcext:value-type="float">
            <text:p>0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0.175" calcext:value-type="float">
            <text:p>0.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618055555555556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5-03_359894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6" office:value-type="float" office:value="0.0715277777777778" calcext:value-type="float">
            <text:p>0.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32]-[.I32]-[.G32])/[.C32]" office:value-type="float" office:value="1" calcext:value-type="float">
            <text:p>1</text:p>
          </table:table-cell>
          <table:table-cell table:style-name="ce3" table:formula="of:=([.G32]+[.H32]+[.I32])/[.C32]" office:value-type="float" office:value="0" calcext:value-type="float">
            <text:p>0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3.5" calcext:value-type="float">
            <text:p>3.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645833333333333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5-14_615021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6" office:value-type="float" office:value="0.0736111111111111" calcext:value-type="float">
            <text:p>0.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33]-[.I33]-[.G33])/[.C33]" office:value-type="float" office:value="1" calcext:value-type="float">
            <text:p>1</text:p>
          </table:table-cell>
          <table:table-cell table:style-name="ce3" table:formula="of:=([.G33]+[.H33]+[.I33])/[.C33]" office:value-type="float" office:value="0" calcext:value-type="float">
            <text:p>0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0.157638888888889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638888888888889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5-23_759911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we as american</text:p>
          </table:table-cell>
          <table:table-cell table:style-name="ce6" office:value-type="float" office:value="0.0743055555555556" calcext:value-type="float">
            <text:p>0.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34]-[.I34]-[.G34])/[.C34]" office:value-type="float" office:value="1" calcext:value-type="float">
            <text:p>1</text:p>
          </table:table-cell>
          <table:table-cell table:style-name="ce3" table:formula="of:=([.G34]+[.H34]+[.I34])/[.C34]" office:value-type="float" office:value="0" calcext:value-type="float">
            <text:p>0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0.150694444444444" calcext:value-type="float">
            <text:p>0.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541666666666667" calcext:value-type="float">
            <text:p>0.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5-33_304217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it is american</text:p>
          </table:table-cell>
          <table:table-cell table:style-name="ce6" office:value-type="float" office:value="0.0736111111111111" calcext:value-type="float">
            <text:p>0.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35]-[.I35]-[.G35])/[.C35]" office:value-type="float" office:value="1" calcext:value-type="float">
            <text:p>1</text:p>
          </table:table-cell>
          <table:table-cell table:style-name="ce3" table:formula="of:=([.G35]+[.H35]+[.I35])/[.C35]" office:value-type="float" office:value="0" calcext:value-type="float">
            <text:p>0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0.163888888888889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479166666666667" calcext:value-type="float">
            <text:p>0.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5-55_981997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are weapons</text:p>
          </table:table-cell>
          <table:table-cell table:style-name="ce6" office:value-type="float" office:value="0.0597222222222222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36]-[.I36]-[.G36])/[.C36]" office:value-type="float" office:value="1" calcext:value-type="float">
            <text:p>1</text:p>
          </table:table-cell>
          <table:table-cell table:style-name="ce3" table:formula="of:=([.G36]+[.H36]+[.I36])/[.C36]" office:value-type="float" office:value="0" calcext:value-type="float">
            <text:p>0</text:p>
          </table:table-cell>
          <table:table-cell table:style-name="ce2" office:value-type="string" calcext:value-type="string">
            <text:p>it'll their weapons</text:p>
          </table:table-cell>
          <table:table-cell table:style-name="ce6" office:value-type="float" office:value="0.19375" calcext:value-type="float">
            <text:p>0.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weapons</text:p>
          </table:table-cell>
          <table:table-cell table:style-name="ce6" office:value-type="float" office:value="0.0465277777777778" calcext:value-type="float">
            <text:p>0.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6-31_399620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west is american</text:p>
          </table:table-cell>
          <table:table-cell table:style-name="ce6" office:value-type="float" office:value="0.0756944444444444" calcext:value-type="float">
            <text:p>0.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37]-[.I37]-[.G37])/[.C37]" office:value-type="float" office:value="1" calcext:value-type="float">
            <text:p>1</text:p>
          </table:table-cell>
          <table:table-cell table:style-name="ce3" table:formula="of:=([.G37]+[.H37]+[.I37])/[.C37]" office:value-type="float" office:value="0" calcext:value-type="float">
            <text:p>0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0.148611111111111" calcext:value-type="float">
            <text:p>0.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583333333333333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6-41_276039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ss or weapons</text:p>
          </table:table-cell>
          <table:table-cell table:style-name="ce6" office:value-type="float" office:value="0.0583333333333333" calcext:value-type="float">
            <text:p>0.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38]-[.I38]-[.G38])/[.C38]" office:value-type="float" office:value="1" calcext:value-type="float">
            <text:p>1</text:p>
          </table:table-cell>
          <table:table-cell table:style-name="ce3" table:formula="of:=([.G38]+[.H38]+[.I38])/[.C38]" office:value-type="float" office:value="0" calcext:value-type="float">
            <text:p>0</text:p>
          </table:table-cell>
          <table:table-cell table:style-name="ce2" office:value-type="string" calcext:value-type="string">
            <text:p>it'll their weapons</text:p>
          </table:table-cell>
          <table:table-cell table:style-name="ce6" office:value-type="float" office:value="0.18125" calcext:value-type="float">
            <text:p>0.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other weapons</text:p>
          </table:table-cell>
          <table:table-cell table:style-name="ce6" office:value-type="float" office:value="0.0597222222222222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6-52_260319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the weapons</text:p>
          </table:table-cell>
          <table:table-cell table:style-name="ce6" office:value-type="float" office:value="0.05625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39]-[.I39]-[.G39])/[.C39]" office:value-type="float" office:value="1" calcext:value-type="float">
            <text:p>1</text:p>
          </table:table-cell>
          <table:table-cell table:style-name="ce3" table:formula="of:=([.G39]+[.H39]+[.I39])/[.C39]" office:value-type="float" office:value="0" calcext:value-type="float">
            <text:p>0</text:p>
          </table:table-cell>
          <table:table-cell table:style-name="ce2" office:value-type="string" calcext:value-type="string">
            <text:p>it'll their weapons</text:p>
          </table:table-cell>
          <table:table-cell table:style-name="ce6" office:value-type="float" office:value="0.186111111111111" calcext:value-type="float">
            <text:p>0.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little weapons</text:p>
          </table:table-cell>
          <table:table-cell table:style-name="ce6" office:value-type="float" office:value="0.0458333333333333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7-03_644781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6" office:value-type="float" office:value="0.0569444444444444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40]-[.I40]-[.G40])/[.C40]" office:value-type="float" office:value="1" calcext:value-type="float">
            <text:p>1</text:p>
          </table:table-cell>
          <table:table-cell table:style-name="ce3" table:formula="of:=([.G40]+[.H40]+[.I40])/[.C40]" office:value-type="float" office:value="0" calcext:value-type="float">
            <text:p>0</text:p>
          </table:table-cell>
          <table:table-cell table:style-name="ce2" office:value-type="string" calcext:value-type="string">
            <text:p>it'll their weapons</text:p>
          </table:table-cell>
          <table:table-cell table:style-name="ce6" office:value-type="float" office:value="0.15" calcext:value-type="float">
            <text:p>0.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little weapons</text:p>
          </table:table-cell>
          <table:table-cell table:style-name="ce6" office:value-type="float" office:value="0.9" calcext:value-type="float">
            <text:p>0.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7-16_881013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6" office:value-type="float" office:value="0.0590277777777778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41]-[.I41]-[.G41])/[.C41]" office:value-type="float" office:value="1" calcext:value-type="float">
            <text:p>1</text:p>
          </table:table-cell>
          <table:table-cell table:style-name="ce3" table:formula="of:=([.G41]+[.H41]+[.I41])/[.C41]" office:value-type="float" office:value="0" calcext:value-type="float">
            <text:p>0</text:p>
          </table:table-cell>
          <table:table-cell table:style-name="ce2" office:value-type="string" calcext:value-type="string">
            <text:p>it's all their weapons</text:p>
          </table:table-cell>
          <table:table-cell table:style-name="ce6" office:value-type="float" office:value="3.4" calcext:value-type="float">
            <text:p>3.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little weapons</text:p>
          </table:table-cell>
          <table:table-cell table:style-name="ce6" office:value-type="float" office:value="0.0493055555555556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7-30_463975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6" office:value-type="float" office:value="0.0569444444444444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42]-[.I42]-[.G42])/[.C42]" office:value-type="float" office:value="1" calcext:value-type="float">
            <text:p>1</text:p>
          </table:table-cell>
          <table:table-cell table:style-name="ce3" table:formula="of:=([.G42]+[.H42]+[.I42])/[.C42]" office:value-type="float" office:value="0" calcext:value-type="float">
            <text:p>0</text:p>
          </table:table-cell>
          <table:table-cell table:style-name="ce2" office:value-type="string" calcext:value-type="string">
            <text:p>it's all their weapons</text:p>
          </table:table-cell>
          <table:table-cell table:style-name="ce6" office:value-type="float" office:value="0.15625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weapons</text:p>
          </table:table-cell>
          <table:table-cell table:style-name="ce6" office:value-type="float" office:value="0.0451388888888889" calcext:value-type="float">
            <text:p>0.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6-06_104105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resembles tacuba</text:p>
          </table:table-cell>
          <table:table-cell table:style-name="ce6" office:value-type="float" office:value="0.10625" calcext:value-type="float">
            <text:p>0.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43]-[.I43]-[.G43])/[.C43]" office:value-type="float" office:value="1" calcext:value-type="float">
            <text:p>1</text:p>
          </table:table-cell>
          <table:table-cell table:style-name="ce3" table:formula="of:=([.G43]+[.H43]+[.I43])/[.C43]" office:value-type="float" office:value="0" calcext:value-type="float">
            <text:p>0</text:p>
          </table:table-cell>
          <table:table-cell table:style-name="ce2" office:value-type="string" calcext:value-type="string">
            <text:p>colonel west thousand missiles to cuba</text:p>
          </table:table-cell>
          <table:table-cell table:style-name="ce6" office:value-type="float" office:value="0.191666666666667" calcext:value-type="float">
            <text:p>0.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645833333333333" calcext:value-type="float">
            <text:p>0.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6-18_175009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semites to cuba</text:p>
          </table:table-cell>
          <table:table-cell table:style-name="ce6" office:value-type="float" office:value="0.0979166666666667" calcext:value-type="float">
            <text:p>0.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44]-[.I44]-[.G44])/[.C44]" office:value-type="float" office:value="1" calcext:value-type="float">
            <text:p>1</text:p>
          </table:table-cell>
          <table:table-cell table:style-name="ce3" table:formula="of:=([.G44]+[.H44]+[.I44])/[.C44]" office:value-type="float" office:value="0" calcext:value-type="float">
            <text:p>0</text:p>
          </table:table-cell>
          <table:table-cell table:style-name="ce2" office:value-type="string" calcext:value-type="string">
            <text:p>colonel when those missiles in cuba</text:p>
          </table:table-cell>
          <table:table-cell table:style-name="ce6" office:value-type="float" office:value="0.175694444444444" calcext:value-type="float">
            <text:p>0.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423611111111111" calcext:value-type="float">
            <text:p>0.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6-34_217028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wessels missiles to cuba</text:p>
          </table:table-cell>
          <table:table-cell table:style-name="ce6" office:value-type="float" office:value="0.102083333333333" calcext:value-type="float">
            <text:p>0.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45]-[.I45]-[.G45])/[.C45]" office:value-type="float" office:value="1" calcext:value-type="float">
            <text:p>1</text:p>
          </table:table-cell>
          <table:table-cell table:style-name="ce3" table:formula="of:=([.G45]+[.H45]+[.I45])/[.C45]" office:value-type="float" office:value="0" calcext:value-type="float">
            <text:p>0</text:p>
          </table:table-cell>
          <table:table-cell table:style-name="ce2" office:value-type="string" calcext:value-type="string">
            <text:p>colonel when those missiles in cuba</text:p>
          </table:table-cell>
          <table:table-cell table:style-name="ce6" office:value-type="float" office:value="0.251388888888889" calcext:value-type="float">
            <text:p>0.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5" calcext:value-type="float">
            <text:p>0.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6-49_104210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assembles to cuba</text:p>
          </table:table-cell>
          <table:table-cell table:style-name="ce6" office:value-type="float" office:value="0.101388888888889" calcext:value-type="float">
            <text:p>0.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46]-[.I46]-[.G46])/[.C46]" office:value-type="float" office:value="1" calcext:value-type="float">
            <text:p>1</text:p>
          </table:table-cell>
          <table:table-cell table:style-name="ce3" table:formula="of:=([.G46]+[.H46]+[.I46])/[.C46]" office:value-type="float" office:value="0" calcext:value-type="float">
            <text:p>0</text:p>
          </table:table-cell>
          <table:table-cell table:style-name="ce2" office:value-type="string" calcext:value-type="string">
            <text:p>colonel less else missiles to cuba</text:p>
          </table:table-cell>
          <table:table-cell table:style-name="ce6" office:value-type="float" office:value="4.7" calcext:value-type="float">
            <text:p>4.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506944444444444" calcext:value-type="float">
            <text:p>0.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6-59_534608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style-name="ce6" office:value-type="float" office:value="0.8" calcext:value-type="float">
            <text:p>0.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47]-[.I47]-[.G47])/[.C47]" office:value-type="float" office:value="1" calcext:value-type="float">
            <text:p>1</text:p>
          </table:table-cell>
          <table:table-cell table:style-name="ce3" table:formula="of:=([.G47]+[.H47]+[.I47])/[.C47]" office:value-type="float" office:value="0" calcext:value-type="float">
            <text:p>0</text:p>
          </table:table-cell>
          <table:table-cell table:style-name="ce2" office:value-type="string" calcext:value-type="string">
            <text:p>oh</text:p>
          </table:table-cell>
          <table:table-cell table:style-name="ce6" office:value-type="float" office:value="0.179861111111111" calcext:value-type="float">
            <text:p>0.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/>
          <table:table-cell table:style-name="ce6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7-12_232964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wessels missiles to cuba</text:p>
          </table:table-cell>
          <table:table-cell table:style-name="ce6" office:value-type="float" office:value="0.0895833333333333" calcext:value-type="float">
            <text:p>0.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48]-[.I48]-[.G48])/[.C48]" office:value-type="float" office:value="1" calcext:value-type="float">
            <text:p>1</text:p>
          </table:table-cell>
          <table:table-cell table:style-name="ce3" table:formula="of:=([.G48]+[.H48]+[.I48])/[.C48]" office:value-type="float" office:value="0" calcext:value-type="float">
            <text:p>0</text:p>
          </table:table-cell>
          <table:table-cell table:style-name="ce2" office:value-type="string" calcext:value-type="string">
            <text:p>colonel west thousand missiles to cuba</text:p>
          </table:table-cell>
          <table:table-cell table:style-name="ce6" office:value-type="float" office:value="0.190277777777778" calcext:value-type="float">
            <text:p>0.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520833333333333" calcext:value-type="float">
            <text:p>0.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7-26_586372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resembles to cuba</text:p>
          </table:table-cell>
          <table:table-cell table:style-name="ce6" office:value-type="float" office:value="0.0881944444444444" calcext:value-type="float">
            <text:p>0.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49]-[.I49]-[.G49])/[.C49]" office:value-type="float" office:value="1" calcext:value-type="float">
            <text:p>1</text:p>
          </table:table-cell>
          <table:table-cell table:style-name="ce3" table:formula="of:=([.G49]+[.H49]+[.I49])/[.C49]" office:value-type="float" office:value="0" calcext:value-type="float">
            <text:p>0</text:p>
          </table:table-cell>
          <table:table-cell table:style-name="ce2" office:value-type="string" calcext:value-type="string">
            <text:p>colonel what else missiles to cuba</text:p>
          </table:table-cell>
          <table:table-cell table:style-name="ce6" office:value-type="float" office:value="0.16875" calcext:value-type="float">
            <text:p>0.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534722222222222" calcext:value-type="float">
            <text:p>0.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7-38_115119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style-name="ce6" office:value-type="float" office:value="0.0298611111111111" calcext:value-type="float">
            <text:p>0.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50]-[.I50]-[.G50])/[.C50]" office:value-type="float" office:value="1" calcext:value-type="float">
            <text:p>1</text:p>
          </table:table-cell>
          <table:table-cell table:style-name="ce3" table:formula="of:=([.G50]+[.H50]+[.I50])/[.C50]" office:value-type="float" office:value="0" calcext:value-type="float">
            <text:p>0</text:p>
          </table:table-cell>
          <table:table-cell table:style-name="ce2"/>
          <table:table-cell table:style-name="ce6" office:value-type="float" office:value="0.124305555555556" calcext:value-type="float">
            <text:p>0.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/>
          <table:table-cell table:style-name="ce6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8-20_518541.wav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an american cells weapons to a hostile nation than american is a criminal</text:p>
          </table:table-cell>
          <table:table-cell table:style-name="ce6" office:value-type="float" office:value="0.193055555555556" calcext:value-type="float">
            <text:p>0.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51]-[.I51]-[.G51])/[.C51]" office:value-type="float" office:value="1" calcext:value-type="float">
            <text:p>1</text:p>
          </table:table-cell>
          <table:table-cell table:style-name="ce3" table:formula="of:=([.G51]+[.H51]+[.I51])/[.C51]" office:value-type="float" office:value="0" calcext:value-type="float">
            <text:p>0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6" office:value-type="float" office:value="0.297916666666667" calcext:value-type="float">
            <text:p>0.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when in American sells weapons to a hostile nation than American is a criminal</text:p>
          </table:table-cell>
          <table:table-cell table:style-name="ce6" office:value-type="float" office:value="0.0680555555555555" calcext:value-type="float">
            <text:p>0.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8-39_967892.wav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n american is a criminal</text:p>
          </table:table-cell>
          <table:table-cell table:style-name="ce6" office:value-type="float" office:value="0.179861111111111" calcext:value-type="float">
            <text:p>0.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52]-[.I52]-[.G52])/[.C52]" office:value-type="float" office:value="1" calcext:value-type="float">
            <text:p>1</text:p>
          </table:table-cell>
          <table:table-cell table:style-name="ce3" table:formula="of:=([.G52]+[.H52]+[.I52])/[.C52]" office:value-type="float" office:value="0" calcext:value-type="float">
            <text:p>0</text:p>
          </table:table-cell>
          <table:table-cell table:style-name="ce2" office:value-type="string" calcext:value-type="string">
            <text:p>when americans else weapons to a hostile invasion that america is a criminal</text:p>
          </table:table-cell>
          <table:table-cell table:style-name="ce6" office:value-type="float" office:value="0.308333333333333" calcext:value-type="float">
            <text:p>0.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when in American sells weapons to a hostile nation that American is a criminal</text:p>
          </table:table-cell>
          <table:table-cell table:style-name="ce6" office:value-type="float" office:value="0.0840277777777778" calcext:value-type="float">
            <text:p>0.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9-06_810116.wav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 is a criminal</text:p>
          </table:table-cell>
          <table:table-cell table:style-name="ce6" office:value-type="float" office:value="0.176388888888889" calcext:value-type="float">
            <text:p>0.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53]-[.I53]-[.G53])/[.C53]" office:value-type="float" office:value="1" calcext:value-type="float">
            <text:p>1</text:p>
          </table:table-cell>
          <table:table-cell table:style-name="ce3" table:formula="of:=([.G53]+[.H53]+[.I53])/[.C53]" office:value-type="float" office:value="0" calcext:value-type="float">
            <text:p>0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6" office:value-type="float" office:value="0.309027777777778" calcext:value-type="float">
            <text:p>0.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when in American sells weapons to a hostile nation than American is a criminal</text:p>
          </table:table-cell>
          <table:table-cell table:style-name="ce6" office:value-type="float" office:value="0.0805555555555556" calcext:value-type="float">
            <text:p>0.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9-27_261169.wav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 is a criminal</text:p>
          </table:table-cell>
          <table:table-cell table:style-name="ce6" office:value-type="float" office:value="3.8" calcext:value-type="float">
            <text:p>3.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54]-[.I54]-[.G54])/[.C54]" office:value-type="float" office:value="1" calcext:value-type="float">
            <text:p>1</text:p>
          </table:table-cell>
          <table:table-cell table:style-name="ce3" table:formula="of:=([.G54]+[.H54]+[.I54])/[.C54]" office:value-type="float" office:value="0" calcext:value-type="float">
            <text:p>0</text:p>
          </table:table-cell>
          <table:table-cell table:style-name="ce2" office:value-type="string" calcext:value-type="string">
            <text:p>when americans else weapons to a hostile invasion that america is a criminal</text:p>
          </table:table-cell>
          <table:table-cell table:style-name="ce6" office:value-type="float" office:value="0.295833333333333" calcext:value-type="float">
            <text:p>0.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when an American sells weapons to a hostile nation that American is a criminal</text:p>
          </table:table-cell>
          <table:table-cell table:style-name="ce6" office:value-type="float" office:value="0.0993055555555556" calcext:value-type="float">
            <text:p>0.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9-53_348888.wav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n is a criminal</text:p>
          </table:table-cell>
          <table:table-cell table:style-name="ce6" office:value-type="float" office:value="0.184027777777778" calcext:value-type="float">
            <text:p>0.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55]-[.I55]-[.G55])/[.C55]" office:value-type="float" office:value="1" calcext:value-type="float">
            <text:p>1</text:p>
          </table:table-cell>
          <table:table-cell table:style-name="ce3" table:formula="of:=([.G55]+[.H55]+[.I55])/[.C55]" office:value-type="float" office:value="0" calcext:value-type="float">
            <text:p>0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6" office:value-type="float" office:value="0.302777777777778" calcext:value-type="float">
            <text:p>0.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when an American sells weapons to a hostile nation that American is a criminal</text:p>
          </table:table-cell>
          <table:table-cell table:style-name="ce6" office:value-type="float" office:value="0.0673611111111111" calcext:value-type="float">
            <text:p>0.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0-39_156476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is a criminal</text:p>
          </table:table-cell>
          <table:table-cell table:style-name="ce6" office:value-type="float" office:value="0.0770833333333334" calcext:value-type="float">
            <text:p>0.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56]-[.I56]-[.G56])/[.C56]" office:value-type="float" office:value="1" calcext:value-type="float">
            <text:p>1</text:p>
          </table:table-cell>
          <table:table-cell table:style-name="ce3" table:formula="of:=([.G56]+[.H56]+[.I56])/[.C56]" office:value-type="float" office:value="0" calcext:value-type="float">
            <text:p>0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63888888888889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0590277777777778" calcext:value-type="float">
            <text:p>0.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0-51_538298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is a criminal</text:p>
          </table:table-cell>
          <table:table-cell table:style-name="ce6" office:value-type="float" office:value="0.0715277777777778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57]-[.I57]-[.G57])/[.C57]" office:value-type="float" office:value="1" calcext:value-type="float">
            <text:p>1</text:p>
          </table:table-cell>
          <table:table-cell table:style-name="ce3" table:formula="of:=([.G57]+[.H57]+[.I57])/[.C57]" office:value-type="float" office:value="0" calcext:value-type="float">
            <text:p>0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6875" calcext:value-type="float">
            <text:p>0.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0618055555555556" calcext:value-type="float">
            <text:p>0.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1-03_884254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6" office:value-type="float" office:value="0.0701388888888889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58]-[.I58]-[.G58])/[.C58]" office:value-type="float" office:value="1" calcext:value-type="float">
            <text:p>1</text:p>
          </table:table-cell>
          <table:table-cell table:style-name="ce3" table:formula="of:=([.G58]+[.H58]+[.I58])/[.C58]" office:value-type="float" office:value="0" calcext:value-type="float">
            <text:p>0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46527777777778" calcext:value-type="float">
            <text:p>0.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9" calcext:value-type="float">
            <text:p>0.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1-16_499634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6" office:value-type="float" office:value="0.0736111111111111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59]-[.I59]-[.G59])/[.C59]" office:value-type="float" office:value="1" calcext:value-type="float">
            <text:p>1</text:p>
          </table:table-cell>
          <table:table-cell table:style-name="ce3" table:formula="of:=([.G59]+[.H59]+[.I59])/[.C59]" office:value-type="float" office:value="0" calcext:value-type="float">
            <text:p>0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5625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0583333333333333" calcext:value-type="float">
            <text:p>0.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1-27_338101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6" office:value-type="float" office:value="0.0722222222222222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60]-[.I60]-[.G60])/[.C60]" office:value-type="float" office:value="1" calcext:value-type="float">
            <text:p>1</text:p>
          </table:table-cell>
          <table:table-cell table:style-name="ce3" table:formula="of:=([.G60]+[.H60]+[.I60])/[.C60]" office:value-type="float" office:value="0" calcext:value-type="float">
            <text:p>0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72916666666667" calcext:value-type="float">
            <text:p>0.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05" calcext:value-type="float">
            <text:p>0.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1-39_830706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6" office:value-type="float" office:value="0.0784722222222222" calcext:value-type="float">
            <text:p>0.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([.C61]-[.I61]-[.G61])/[.C61]" office:value-type="float" office:value="1" calcext:value-type="float">
            <text:p>1</text:p>
          </table:table-cell>
          <table:table-cell table:style-name="ce3" table:formula="of:=([.G61]+[.H61]+[.I61])/[.C61]" office:value-type="float" office:value="0" calcext:value-type="float">
            <text:p>0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69444444444444" calcext:value-type="float">
            <text:p>0.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0423611111111111" calcext:value-type="float">
            <text:p>0.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98" meta:object-count="0"/>
    <meta:generator>LibreOfficeDev/6.0.5.2$Linux_X86_64 LibreOffice_project/</meta:generator>
  </office:meta>
</office:document-meta>
</file>